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FreeSans2" svg:font-family="FreeSans" style:font-family-generic="swiss"/>
    <style:font-face style:name="FreeSans1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officeooo:rsid="001567e3" officeooo:paragraph-rsid="001567e3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rsid="001567e3" officeooo:paragraph-rsid="001567e3" fo:background-color="#cccccc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rsid="001567e3" officeooo:paragraph-rsid="001567e3" fo:background-color="#dddddd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rsid="00177b1c" officeooo:paragraph-rsid="00177b1c" fo:background-color="#dddddd" style:font-size-asian="12pt" style:font-size-complex="12pt"/>
    </style:style>
    <style:style style:name="P5" style:family="paragraph" style:parent-style-name="Preformatted_20_Text">
      <style:text-properties style:text-line-through-style="none" style:text-line-through-type="none" style:font-name="liberation serif" fo:font-size="12pt" officeooo:rsid="001567e3" officeooo:paragraph-rsid="001567e3" fo:background-color="#ffffff" style:font-name-asian="Nimbus Mono PS" style:font-size-asian="12pt" style:font-name-complex="FreeSans1" style:font-size-complex="12pt"/>
    </style:style>
    <style:style style:name="P6" style:family="paragraph" style:parent-style-name="Preformatted_20_Text">
      <style:text-properties style:text-line-through-style="none" style:text-line-through-type="none" style:font-name="liberation serif" fo:font-size="12pt" officeooo:rsid="00177b1c" officeooo:paragraph-rsid="00177b1c" fo:background-color="#ffffff" style:font-name-asian="Nimbus Mono PS" style:font-size-asian="12pt" style:font-name-complex="FreeSans1" style:font-size-complex="12pt"/>
    </style:style>
    <style:style style:name="P7" style:family="paragraph" style:parent-style-name="Preformatted_20_Text">
      <style:text-properties style:text-line-through-style="none" style:text-line-through-type="none" style:font-name="liberation serif" fo:font-size="12pt" officeooo:rsid="00177b1c" officeooo:paragraph-rsid="00177b1c" fo:background-color="#dddddd" style:font-name-asian="Nimbus Mono PS" style:font-size-asian="12pt" style:font-name-complex="FreeSans1" style:font-size-complex="12pt"/>
    </style:style>
    <style:style style:name="P8" style:family="paragraph" style:parent-style-name="Preformatted_20_Text">
      <style:text-properties style:text-line-through-style="none" style:text-line-through-type="none" style:font-name="liberation serif" fo:font-size="12pt" officeooo:rsid="001567e3" officeooo:paragraph-rsid="001567e3" fo:background-color="#ffffff" style:font-name-asian="Nimbus Mono PS" style:font-size-asian="12pt" style:font-name-complex="FreeSans1" style:font-size-complex="12pt"/>
    </style:style>
    <style:style style:name="P9" style:family="paragraph" style:parent-style-name="Preformatted_20_Text">
      <style:text-properties style:font-name="liberation serif" fo:font-size="12pt" officeooo:rsid="001567e3" officeooo:paragraph-rsid="001567e3" style:font-size-asian="12pt" style:font-size-complex="12pt"/>
    </style:style>
    <style:style style:name="P10" style:family="paragraph" style:parent-style-name="Preformatted_20_Text">
      <style:text-properties style:font-name="liberation serif" fo:font-size="12pt" officeooo:rsid="001911b8" officeooo:paragraph-rsid="001911b8" fo:background-color="#ff4000" style:font-size-asian="12pt" style:font-size-complex="12pt"/>
    </style:style>
    <style:style style:name="P11" style:family="paragraph" style:parent-style-name="Preformatted_20_Text">
      <style:text-properties style:font-name="liberation serif" fo:font-size="12pt" officeooo:rsid="001567e3" officeooo:paragraph-rsid="001567e3" fo:background-color="#ff4000" style:font-size-asian="12pt" style:font-size-complex="12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fo:background-color="#ffffff" loext:char-shading-value="0" style:font-name-asian="Nimbus Mono PS" style:font-name-complex="FreeSans1"/>
    </style:style>
    <style:style style:name="T3" style:family="text">
      <style:text-properties style:text-line-through-style="solid" style:text-line-through-type="single" officeooo:rsid="001ad42f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fo:background-color="#ffffff" loext:char-shading-value="0" style:font-name-asian="Nimbus Mono PS" style:font-name-complex="FreeSans1"/>
    </style:style>
    <style:style style:name="T6" style:family="text">
      <style:text-properties style:text-line-through-style="none" style:text-line-through-type="none" fo:background-color="#dddddd" loext:char-shading-value="0"/>
    </style:style>
    <style:style style:name="T7" style:family="text">
      <style:text-properties style:text-line-through-style="none" style:text-line-through-type="none" officeooo:rsid="001ad42f" fo:background-color="#dddddd" loext:char-shading-value="0"/>
    </style:style>
    <style:style style:name="T8" style:family="text">
      <style:text-properties style:text-line-through-style="none" style:text-line-through-type="none" officeooo:rsid="001ad42f" fo:background-color="#dddddd" loext:char-shading-value="0"/>
    </style:style>
    <style:style style:name="T9" style:family="text">
      <style:text-properties style:text-line-through-style="none" style:text-line-through-type="none" officeooo:rsid="001ad42f"/>
    </style:style>
    <style:style style:name="T10" style:family="text">
      <style:text-properties fo:background-color="#ffffff" loext:char-shading-value="0"/>
    </style:style>
    <style:style style:name="T11" style:family="text">
      <style:text-properties fo:background-color="#dddddd" loext:char-shading-value="0"/>
    </style:style>
    <style:style style:name="T12" style:family="text">
      <style:text-properties officeooo:rsid="0015c52f"/>
    </style:style>
    <style:style style:name="T13" style:family="text">
      <style:text-properties officeooo:rsid="00177b1c"/>
    </style:style>
    <style:style style:name="T14" style:family="text">
      <style:text-properties fo:background-color="#ff4000" loext:char-shading-value="0"/>
    </style:style>
    <style:style style:name="T15" style:family="text">
      <style:text-properties officeooo:rsid="00177b1c" fo:background-color="#ff4000" loext:char-shading-value="0"/>
    </style:style>
    <style:style style:name="T16" style:family="text">
      <style:text-properties officeooo:rsid="00177b1c" fo:background-color="#ff4000" loext:char-shading-value="0"/>
    </style:style>
    <style:style style:name="T17" style:family="text">
      <style:text-properties fo:background-color="#ff4000" loext:char-shading-value="0"/>
    </style:style>
    <style:style style:name="T18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hr geehrter Hr. Eisenbeiß,</text:p>
      <text:p text:style-name="P1">aufgrund von Erkentnissen beim <text:span text:style-name="T12">S</text:span>chreiben unserer Seminarfacharbeit <text:span text:style-name="T12">und da Chris Traut die Schule velässt</text:span> würden wir gerne unsere Gliederung ändern (sh. Anhang)</text:p>
      <text:p text:style-name="P1">MfG, Toni Hausdörfer &amp; Fabian Beez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 text:c="9"/><text:span text:style-name="T10"><text:s/>neu</text:span></text:p>
      <text:p text:style-name="P1"><text:span text:style-name="T2">abcde</text:span><text:span text:style-name="T5"> weglassen</text:span></text:p>
      <text:p text:style-name="P5">___________________________________________________________________________________</text:p>
      <text:p text:style-name="P7">1. Einleitung</text:p>
      <text:p text:style-name="P6"/>
      <text:p text:style-name="P1"><text:span text:style-name="T13">2</text:span>. <text:s text:c="2"/>Historie</text:p>
      <text:p text:style-name="P1"><text:span text:style-name="T13">2</text:span>.1 Entstehung </text:p>
      <text:p text:style-name="P1"><text:span text:style-name="T13">2</text:span>.2 Entwicklung mit Blick auf Großfirmen wie PayPal</text:p>
      <text:p text:style-name="P1"><text:span text:style-name="T13">2</text:span>.3 Beeinflussung der Souzialstrukturen</text:p>
      <text:p text:style-name="P1"/>
      <text:p text:style-name="P1"><text:span text:style-name="T13">3</text:span>. <text:s text:c="2"/>PayPal</text:p>
      <text:p text:style-name="P1"><text:span text:style-name="T13">3</text:span>.1 Entstehung und grobe Funktionsweise</text:p>
      <text:p text:style-name="P1">.2 Entwicklung</text:p>
      <text:p text:style-name="P1"><text:span text:style-name="T13">3</text:span>.3 Einfluss auf die Gesellschaft</text:p>
      <text:p text:style-name="P1"/>
      <text:p text:style-name="P10">3. Vertreibsstruktur Deutschlands</text:p>
      <text:p text:style-name="P10">3.1Änderungen der letzten Jahrzehnte und heutiger Stand</text:p>
      <text:p text:style-name="P10">3.2Einschätzung und Folgen</text:p>
      <text:p text:style-name="P1"/>
      <text:p text:style-name="P1"><text:span text:style-name="T13">4</text:span>. <text:s text:c="2"/>Konsumverhalten</text:p>
      <text:p text:style-name="P1"><text:span text:style-name="T16">4</text:span><text:span text:style-name="T17">.1 </text:span><text:span text:style-name="T1">Veränderungen im Konsumverhalten über die Zeit</text:span> <text:span text:style-name="T11">Heutiges Konsumverhalten im Vergleich zu damals</text:span></text:p>
      <text:p text:style-name="P1"><text:span text:style-name="T16">4</text:span><text:span text:style-name="T17">.2 </text:span><text:span text:style-name="T1">Einfluss des Onlinehandels</text:span><text:span text:style-name="T4"> </text:span><text:span text:style-name="T6">Einschätzung und Folgen</text:span></text:p>
      <text:p text:style-name="P1"><text:span text:style-name="T13">4</text:span>.3 <text:span text:style-name="T1">Mögliche Probleme und Folgen</text:span><text:span text:style-name="T4"> </text:span></text:p>
      <text:p text:style-name="P1"/>
      <text:p text:style-name="P1"><text:span text:style-name="T13">5</text:span>. <text:s text:c="2"/>Auswirkungen des Onlinehandels auf die Infrastruktur</text:p>
      <text:p text:style-name="P1"><text:span text:style-name="T13">5</text:span>.1 Vergangene Änderungen und Entwicklungen</text:p>
      <text:p text:style-name="P1"><text:span text:style-name="T13">5</text:span>.2 <text:span text:style-name="T1">Mögliche Entwicklungen in der Zukunft</text:span><text:span text:style-name="T4"> </text:span><text:span text:style-name="T8">Zukunftsprognose und Probleme</text:span></text:p>
      <text:p text:style-name="P1"><text:span text:style-name="T13">5</text:span>.3 <text:span text:style-name="T1">Probleme mit dem Einfluss des Onlinehandles</text:span></text:p>
      <text:p text:style-name="P1"/>
      <text:p text:style-name="P1"><text:span text:style-name="T13">6</text:span>. <text:s text:c="2"/>Globaler Vergleich des Einflusses und der Entwicklung des Onlinehandels</text:p>
      <text:p text:style-name="P1"/>
      <text:p text:style-name="P1"><text:span text:style-name="T13">7</text:span>. <text:s text:c="2"/>Onlineversandhändler am Beispiel Amazon</text:p>
      <text:p text:style-name="P1"><text:span text:style-name="T13">7</text:span>.1 Entstehung und Entwicklung</text:p>
      <text:p text:style-name="P1"><text:span text:style-name="T13">7</text:span>.2 Einfluss auf Konsumverhalten </text:p>
      <text:p text:style-name="P1"><text:span text:style-name="T13">7</text:span>.3 <text:span text:style-name="T1">Onlinehändler als Konkurrenten zu lokalen Händlern</text:span></text:p>
      <text:p text:style-name="P1"/>
      <text:p text:style-name="P1"><text:span text:style-name="T13">8</text:span>. <text:s text:c="2"/>Wirtschaft</text:p>
      <text:p text:style-name="P11"><text:span text:style-name="T13">8</text:span>.1<text:span text:style-name="T18"> Entwicklung der Wirtschaft</text:span></text:p>
      <text:p text:style-name="P1"><text:span text:style-name="T13">8</text:span>.2 Auswirkungen auf Konzerne und Umwelt</text:p>
      <text:p text:style-name="P1"><text:span text:style-name="T13">8</text:span>.3 Auswirkungen auf Paketdienste</text:p>
      <text:p text:style-name="P1"><text:span text:style-name="T13">8</text:span>.4 Folgeänderungen von Import / Export</text:p>
      <text:p text:style-name="P1"/>
      <text:p text:style-name="P1"><text:span text:style-name="T13">9</text:span>. <text:s text:c="2"/><text:span text:style-name="T1">Handeln im Internet</text:span></text:p>
      <text:p text:style-name="P1"><text:span text:style-name="T13">9</text:span>.1 <text:span text:style-name="T1">Marketing</text:span></text:p>
      <text:p text:style-name="P1"><text:span text:style-name="T13">9</text:span>.2 <text:span text:style-name="T1">Bezahlvorgänge</text:span></text:p>
      <text:p text:style-name="P1"><text:span text:style-name="T13">9</text:span>.3 <text:span text:style-name="T1">Kryptowährungen </text:span></text:p>
      <text:p text:style-name="P4"><text:soft-page-break/></text:p>
      <text:p text:style-name="P3"><text:span text:style-name="T13">10</text:span>. <text:s text:c="2"/>Ergebnisse</text:p>
      <text:p text:style-name="P3"><text:span text:style-name="T13">10</text:span>.1 Zusammenfassung</text:p>
      <text:p text:style-name="P3"><text:span text:style-name="T13">10</text:span>.2Schlussfolgerungen im Bezug auf Schleusingen</text:p>
      <text:p text:style-name="P2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FreeSans2" svg:font-family="FreeSans" style:font-family-generic="swiss"/>
    <style:font-face style:name="FreeSans1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1" style:font-family-complex="FreeSans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9T15:55:55.833605108</dc:date>
    <meta:editing-duration>PT10M33S</meta:editing-duration>
    <meta:editing-cycles>4</meta:editing-cycles>
    <meta:generator>LibreOffice/6.3.6.2$Linux_X86_64 LibreOffice_project/30$Build-2</meta:generator>
    <meta:document-statistic meta:table-count="0" meta:image-count="0" meta:object-count="0" meta:page-count="3" meta:paragraph-count="44" meta:word-count="207" meta:character-count="1651" meta:non-whitespace-character-count="1454"/>
  </office:meta>
</office:document-meta>
</file>